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paragraph-properties fo:margin-left="3.81cm" fo:text-indent="-3.81cm" style:auto-text-indent="false"/>
    </style:style>
    <style:style style:name="P3" style:family="paragraph" style:parent-style-name="Standard">
      <style:text-properties officeooo:paragraph-rsid="00245041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 style:parent-style-name="Standard">
      <style:text-properties fo:color="#000000" loext:opacity="100%" officeooo:paragraph-rsid="001682a3"/>
    </style:style>
    <style:style style:name="P6" style:family="paragraph" style:parent-style-name="Standard">
      <style:text-properties fo:color="#000000" loext:opacity="100%" style:font-name="Calibri1" fo:font-size="11pt" officeooo:paragraph-rsid="001682a3" style:font-size-asian="11pt" style:font-name-complex="Calibri2" style:font-size-complex="11pt"/>
    </style:style>
    <style:style style:name="P7" style:family="paragraph" style:parent-style-name="Standard">
      <style:text-properties officeooo:paragraph-rsid="001682a3"/>
    </style:style>
    <style:style style:name="P8" style:family="paragraph">
      <loext:graphic-properties draw:fill="solid" draw:fill-color="#a0a0a0"/>
      <style:paragraph-properties fo:text-align="center"/>
    </style:style>
    <style:style style:name="P9" style:family="paragraph" style:parent-style-name="Standard">
      <style:text-properties officeooo:paragraph-rsid="002c21ef" fo:background-color="transparent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fo:color="#000000" loext:opacity="100%" style:font-name="Calibri1" fo:font-size="11pt" fo:font-style="italic" fo:background-color="transparent" style:font-size-asian="11pt" style:font-style-asian="italic" style:font-name-complex="Calibri2" style:font-size-complex="11pt" style:font-style-complex="italic"/>
    </style:style>
    <style:style style:name="P12" style:family="paragraph" style:parent-style-name="Standard">
      <style:text-properties style:font-name="Calibri1" fo:font-size="11pt" fo:background-color="transparent" style:font-size-asian="11pt" style:font-name-complex="Calibri2" style:font-size-complex="11pt"/>
    </style:style>
    <style:style style:name="P13" style:family="paragraph" style:parent-style-name="Standard" style:list-style-name="WWNum1">
      <style:paragraph-properties fo:padding="0cm" fo:border="none" style:shadow="none" style:join-border="false"/>
      <style:text-properties fo:background-color="transparent"/>
    </style:style>
    <style:style style:name="P14" style:family="paragraph" style:parent-style-name="Standard" style:list-style-name="WWNum1">
      <style:paragraph-properties fo:padding="0cm" fo:border="none" style:shadow="none" style:join-border="false"/>
      <style:text-properties style:font-name="Calibri1" fo:font-size="11pt" officeooo:rsid="001ce79d" officeooo:paragraph-rsid="001ce79d" fo:background-color="transparent" style:font-size-asian="11pt" style:font-name-complex="Calibri2" style:font-size-complex="11pt"/>
    </style:style>
    <style:style style:name="P15" style:family="paragraph" style:parent-style-name="Standard" style:list-style-name="WWNum1">
      <style:paragraph-properties fo:padding="0cm" fo:border="none" style:shadow="none" style:join-border="false"/>
      <style:text-properties style:font-name="Calibri1" fo:font-size="11pt" fo:background-color="transparent" style:font-size-asian="11pt" style:font-name-complex="Calibri2" style:font-size-complex="11pt"/>
    </style:style>
    <style:style style:name="P16" style:family="paragraph" style:parent-style-name="Standard">
      <style:paragraph-properties fo:margin-left="1.27cm" fo:line-height="150%" fo:text-indent="-1.27cm" style:auto-text-indent="false" fo:padding="0cm" fo:border="none" style:shadow="none" style:join-border="false"/>
      <style:text-properties style:font-name="Calibri1" fo:font-size="11pt" fo:background-color="transparent" style:font-size-asian="11pt" style:font-name-complex="Calibri2" style:font-size-complex="11pt"/>
    </style:style>
    <style:style style:name="P17" style:family="paragraph" style:parent-style-name="Standard">
      <style:text-properties fo:font-style="italic" fo:background-color="transparent" style:font-style-asian="italic" style:font-style-complex="italic"/>
    </style:style>
    <style:style style:name="P18" style:family="paragraph" style:parent-style-name="Standard" style:list-style-name="WWNum1">
      <style:text-properties style:font-name="Calibri1" fo:font-size="11pt" fo:background-color="transparent" style:font-size-asian="11pt" style:font-name-complex="Calibri2" style:font-size-complex="11pt"/>
    </style:style>
    <style:style style:name="P19" style:family="paragraph" style:parent-style-name="Standard">
      <style:paragraph-properties fo:padding="0cm" fo:border="none" style:shadow="none" style:join-border="false"/>
      <style:text-properties fo:background-color="transparent"/>
    </style:style>
    <style:style style:name="P20" style:family="paragraph" style:parent-style-name="Standard">
      <style:paragraph-properties fo:margin-left="5.08cm" fo:text-indent="-5.08cm" style:auto-text-indent="false"/>
      <style:text-properties style:font-name="Calibri1" fo:font-size="11pt" officeooo:paragraph-rsid="001e8cec" fo:background-color="transparent" style:font-size-asian="11pt" style:font-name-complex="Calibri2" style:font-size-complex="11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text-properties fo:color="#000000" loext:opacity="100%" style:font-name="Calibri1" fo:font-size="11pt" fo:font-style="italic" style:font-size-asian="11pt" style:font-style-asian="italic" style:font-name-complex="Calibri2" style:font-size-complex="11pt" style:font-style-complex="italic"/>
    </style:style>
    <style:style style:name="P23" style:family="paragraph" style:parent-style-name="Standard" style:list-style-name="WWNum1">
      <style:paragraph-properties fo:padding="0cm" fo:border="none" style:shadow="none" style:join-border="false"/>
    </style:style>
    <style:style style:name="P24" style:family="paragraph" style:parent-style-name="Standard">
      <style:paragraph-properties fo:line-height="150%" fo:padding="0cm" fo:border="none" style:shadow="none" style:join-border="false"/>
    </style:style>
    <style:style style:name="P25" style:family="paragraph" style:parent-style-name="Standard">
      <style:text-properties officeooo:rsid="0033006c" officeooo:paragraph-rsid="0033006c"/>
    </style:style>
    <style:style style:name="P26" style:family="paragraph" style:parent-style-name="Standard" style:list-style-name="WWNum1">
      <style:paragraph-properties fo:line-height="200%" fo:padding="0cm" fo:border="none" style:shadow="none" style:join-border="false"/>
    </style:style>
    <style:style style:name="P27" style:family="paragraph" style:parent-style-name="Heading_20_2">
      <style:paragraph-properties fo:text-align="start" style:justify-single-word="false" fo:orphans="2" fo:widows="2" style:writing-mode="lr-tb"/>
    </style:style>
    <style:style style:name="P28" style:family="paragraph" style:parent-style-name="Standard">
      <style:text-properties officeooo:paragraph-rsid="0019cfef"/>
    </style:style>
    <style:style style:name="P29" style:family="paragraph" style:parent-style-name="Standard">
      <style:text-properties style:font-name="Calibri1" fo:font-size="11pt" officeooo:paragraph-rsid="0019cfef" style:font-size-asian="11pt" style:font-name-complex="Calibri2" style:font-size-complex="11pt"/>
    </style:style>
    <style:style style:name="P30" style:family="paragraph" style:parent-style-name="Standard">
      <style:paragraph-properties fo:line-height="200%"/>
      <style:text-properties officeooo:paragraph-rsid="0019cfef"/>
    </style:style>
    <style:style style:name="P31" style:family="paragraph" style:parent-style-name="Standard">
      <style:text-properties officeooo:paragraph-rsid="001b7c95"/>
    </style:style>
    <style:style style:name="P32" style:family="paragraph" style:parent-style-name="Standard">
      <style:text-properties style:font-name="Calibri1" fo:font-size="11pt" officeooo:paragraph-rsid="001b7c95" style:font-size-asian="11pt" style:font-name-complex="Calibri2" style:font-size-complex="11pt"/>
    </style:style>
    <style:style style:name="P33" style:family="paragraph" style:parent-style-name="Standard">
      <style:text-properties fo:font-style="italic" officeooo:paragraph-rsid="001b7c95" style:font-style-asian="italic" style:font-style-complex="italic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style:font-name="Calibri1" fo:font-size="11pt" officeooo:rsid="001366e7" style:font-size-asian="11pt" style:font-name-complex="Calibri2" style:font-size-complex="11pt"/>
    </style:style>
    <style:style style:name="T3" style:family="text">
      <style:text-properties style:font-name="Calibri1" fo:font-size="11pt" officeooo:rsid="001f79c6" style:font-size-asian="11pt" style:font-name-complex="Calibri2" style:font-size-complex="11pt"/>
    </style:style>
    <style:style style:name="T4" style:family="text">
      <style:text-properties style:font-name="Calibri1" fo:font-size="11pt" officeooo:rsid="00227308" style:font-size-asian="11pt" style:font-name-complex="Calibri2" style:font-size-complex="11pt"/>
    </style:style>
    <style:style style:name="T5" style:family="text">
      <style:text-properties style:font-name="Calibri1" fo:font-size="11pt" officeooo:rsid="00170630" style:font-size-asian="11pt" style:font-name-complex="Calibri2" style:font-size-complex="11pt"/>
    </style:style>
    <style:style style:name="T6" style:family="text">
      <style:text-properties style:font-name="Calibri1" fo:font-size="11pt" officeooo:rsid="001fac82" style:font-size-asian="11pt" style:font-name-complex="Calibri2" style:font-size-complex="11pt"/>
    </style:style>
    <style:style style:name="T7" style:family="text">
      <style:text-properties style:font-name="Calibri1" fo:font-size="11pt" officeooo:rsid="00214fdb" style:font-size-asian="11pt" style:font-name-complex="Calibri2" style:font-size-complex="11pt"/>
    </style:style>
    <style:style style:name="T8" style:family="text">
      <style:text-properties style:font-name="Calibri1" fo:font-size="11pt" officeooo:rsid="00181f3a" style:font-size-asian="11pt" style:font-name-complex="Calibri2" style:font-size-complex="11pt"/>
    </style:style>
    <style:style style:name="T9" style:family="text">
      <style:text-properties style:font-name="Calibri1" fo:font-size="11pt" officeooo:rsid="001ce79d" style:font-size-asian="11pt" style:font-name-complex="Calibri2" style:font-size-complex="11pt"/>
    </style:style>
    <style:style style:name="T10" style:family="text">
      <style:text-properties fo:color="#000000" loext:opacity="100%" style:font-name="Calibri1" fo:font-size="11pt" officeooo:rsid="00181f3a" style:font-size-asian="11pt" style:font-name-complex="Calibri2" style:font-size-complex="11pt"/>
    </style:style>
    <style:style style:name="T11" style:family="text">
      <style:text-properties fo:color="#000000" loext:opacity="100%" style:font-name="Calibri1" fo:font-size="11pt" officeooo:rsid="001fac82" style:font-size-asian="11pt" style:font-name-complex="Calibri2" style:font-size-complex="11pt"/>
    </style:style>
    <style:style style:name="T12" style:family="text">
      <style:text-properties fo:color="#000000" loext:opacity="100%" style:font-name="Calibri1" fo:font-size="11pt" officeooo:rsid="00245d0a" style:font-size-asian="11pt" style:font-name-complex="Calibri2" style:font-size-complex="11pt"/>
    </style:style>
    <style:style style:name="T13" style:family="text">
      <style:text-properties fo:color="#000000" loext:opacity="100%" style:font-name="Calibri1" fo:font-size="11pt" officeooo:rsid="00214fdb" style:font-size-asian="11pt" style:font-name-complex="Calibri2" style:font-size-complex="11pt"/>
    </style:style>
    <style:style style:name="T14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5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officeooo:rsid="001aa24e" style:font-size-asian="11pt" style:font-name-complex="Calibri2" style:font-size-complex="11pt"/>
    </style:style>
    <style:style style:name="T18" style:family="text">
      <style:text-properties style:font-name="Calibri1" fo:font-size="11pt" fo:font-weight="bold" officeooo:rsid="001ce79d" style:font-size-asian="11pt" style:font-weight-asian="bold" style:font-name-complex="Calibri2" style:font-size-complex="11pt"/>
    </style:style>
    <style:style style:name="T19" style:family="text">
      <style:text-properties fo:color="#000000" loext:opacity="100%" style:font-name="Calibri1" fo:font-size="11pt" style:font-size-asian="11pt" style:font-name-complex="Calibri2" style:font-size-complex="11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Calibri1" fo:font-size="11pt" officeooo:rsid="001aa24e" style:font-size-asian="11pt" style:font-name-complex="Calibri2" style:font-size-complex="11pt">
        <loext:char-complex-color loext:theme-type="dark1" loext:color-type="theme"/>
      </style:text-properties>
    </style:style>
    <style:style style:name="T21" style:family="text">
      <style:text-properties style:font-name="Calibri1" fo:font-size="11pt" officeooo:rsid="001b7c95" style:font-size-asian="11pt" style:font-name-complex="Calibri2" style:font-size-complex="11pt"/>
    </style:style>
    <style:style style:name="T22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23" style:family="text">
      <style:text-properties officeooo:rsid="00170630"/>
    </style:style>
    <style:style style:name="gr1" style:family="graphic">
      <style:graphic-properties draw:stroke="solid" svg:stroke-width="0cm" draw:marker-start-width="0.339cm" draw:marker-end-width="0.339cm" draw:fill="solid" draw:fill-color="#2a6099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solid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3" style:family="graphic">
      <style:graphic-properties draw:stroke="solid" svg:stroke-width="0cm" draw:fill="solid" draw:fill-color="#2a6099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Name<text:tab/><text:tab/><text:tab/>Peter Smith<text:tab/><text:tab/><text:tab/></text:span></text:p>
      <text:p text:style-name="Standard" loext:marker-style-name="T1"><text:span text:style-name="T1">Location<text:tab/><text:tab/>Edinburgh</text:span></text:p>
      <text:p text:style-name="P2" loext:marker-style-name="T1"><text:span text:style-name="T1">Portfolio<text:tab/></text:span><text:a xlink:type="simple" xlink:href="http://qlnk.io/ql/5ca4e273e4b0573f512f1f47" text:style-name="Internet_20_link" text:visited-style-name="Visited_20_Internet_20_Link"><text:span text:style-name="Internet_20_link"><text:span text:style-name="T1">http://qlnk.io/ql/5ca4e273e4b0573f512f1f47</text:span></text:span></text:a></text:p>
      <text:p text:style-name="P2" loext:marker-style-name="T1"><text:span text:style-name="Internet_20_link"><text:span text:style-name="T1"/></text:span></text:p>
      <text:h text:style-name="Heading_20_2" text:outline-level="2">CANDIDATE PROFILE</text:h>
      <text:p text:style-name="P3" loext:marker-style-name="T1"><draw:rect text:anchor-type="as-char" style:rel-width="100%" draw:z-index="0" draw:name="Shape2" draw:style-name="gr1" draw:text-style-name="P4" svg:width="15.911cm" svg:height="0.003cm"><text:p/></draw:rect></text:p>
      <text:p text:style-name="P5"><text:span text:style-name="T2">I</text:span><text:span text:style-name="T1"> </text:span><text:span text:style-name="T2">am</text:span><text:span text:style-name="T1"> a skilled editor with </text:span><text:span text:style-name="T3">16</text:span><text:span text:style-name="T1"> years </text:span><text:span text:style-name="T4">experience </text:span><text:span text:style-name="T1">of </text:span><text:span text:style-name="T3">collaborative working in a production environment and four years of freelance experience before that. From </text:span><text:span text:style-name="T5">December</text:span><text:span text:style-name="T3"> 2008 until </text:span><text:span text:style-name="T5">August </text:span><text:span text:style-name="T3">2014 I was the </text:span><text:span text:style-name="T6">principal editor at Republic Productions, where I edite</text:span><text:span text:style-name="T7">d corporate communications for clients such as SSE/SSEN, Diageo, L</text:span><text:span text:style-name="T8">loyds </text:span><text:span text:style-name="T7">B</text:span><text:span text:style-name="T8">anking </text:span><text:span text:style-name="T7">G</text:span><text:span text:style-name="T8">roup</text:span><text:span text:style-name="T7"> and Edinburgh City Council, to name a few.</text:span></text:p>
      <text:p text:style-name="P5"/>
      <text:p text:style-name="P5"><text:span text:style-name="T6">From </text:span><text:span text:style-name="T5">August</text:span><text:span text:style-name="T6"> 2014 until November 2024 I was </text:span><text:span text:style-name="T8">an editor</text:span><text:span text:style-name="T6"> at </text:span><text:span text:style-name="T1">Speakeasy Productions </text:span><text:span text:style-name="T6">where I worked on projects for diverse public and private sector clients: </text:span><text:span text:style-name="T5">Scottish Enterprise, Scottish Government, Newton Investment Management, Lloyds Banking Group, SSEN, Education Scotland, Scottish Courts and Tribunal Service, and many more</text:span><text:span text:style-name="T6">. I </text:span><text:span text:style-name="T8">ha</text:span><text:span text:style-name="T6">ve cut dramas, interview-led corporate case studies, long-form documentaries, short social media clips, </text:span><text:span text:style-name="T5">animations, audio-only podcasts, and lots more</text:span><text:span text:style-name="T6">. I </text:span><text:span text:style-name="T9">am</text:span><text:span text:style-name="T6"> used to working in a fast-paced environment to challenging deadlines. I can work from a detailed </text:span><text:span text:style-name="T8">client</text:span><text:span text:style-name="T6"> brief </text:span><text:span text:style-name="T8">and </text:span><text:span text:style-name="T6">am also comfortable working entirely on my own initiative, using my many years experience to guide and shape edits.</text:span></text:p>
      <text:p text:style-name="P6"/>
      <text:p text:style-name="P7"><text:span text:style-name="T10">I mainly work</text:span><text:span text:style-name="T11"> with Final Cut Pro, </text:span><text:span text:style-name="T10">and </text:span><text:span text:style-name="T11">also </text:span><text:span text:style-name="T10">have </text:span><text:span text:style-name="T12">considerable</text:span><text:span text:style-name="T10"> experience with </text:span><text:span text:style-name="T11">Premiere Pro, </text:span><text:span text:style-name="T10">in addition to </text:span><text:span text:style-name="T11">Da</text:span><text:span text:style-name="T10">V</text:span><text:span text:style-name="T11">inci Resolve </text:span><text:span text:style-name="T10">and</text:span><text:span text:style-name="T11"> Avid Media Composer. I’m </text:span><text:span text:style-name="T10">very</text:span><text:span text:style-name="T11"> </text:span><text:span text:style-name="T10">competent</text:span><text:span text:style-name="T11"> with After Effects and Adobe Audition, having used both extensively throughout my time at Speakeasy. I’m comfortable with all aspects of the post-production pipeline, </text:span><text:span text:style-name="T13">including round-tripping between various applications.</text:span></text:p>
      <text:h text:style-name="Heading_20_2" text:outline-level="2">EMPLOYMENT HISTORY</text:h>
      <text:p text:style-name="Standard"><draw:rect text:anchor-type="as-char" style:rel-width="100%" draw:z-index="1" draw:name="Shape3" draw:style-name="gr2" draw:text-style-name="P8" svg:width="15.911cm" svg:height="0.003cm"><text:p/></draw:rect></text:p>
      <text:p text:style-name="P9"><text:span text:style-name="T14">Aug 2014 – </text:span><text:span text:style-name="T15">Nov 2024</text:span><text:span text:style-name="T14"><text:tab/>Edito</text:span><text:span text:style-name="T16">r, </text:span><text:span text:style-name="T14">Speakeasy Productions Ltd</text:span></text:p>
      <text:p text:style-name="P10"><text:span text:style-name="T14"/></text:p>
      <text:p text:style-name="P11">Speakeasy produces high quality videos for both the public and private sectors.</text:p>
      <text:p text:style-name="P12">Key Responsibilities:</text:p>
      <text:list text:style-name="WWNum1">
        <text:list-item>
          <text:p text:style-name="P13"><text:span text:style-name="T1">Work with </text:span><text:span text:style-name="T17">production team</text:span><text:span text:style-name="T1"> and motion graphics artists to create final edit versions for clients</text:span></text:p>
        </text:list-item>
        <text:list-item>
          <text:p text:style-name="P14">Manage all aspects of editing: colour-correction, sound balancing, on-screen graphics</text:p>
        </text:list-item>
        <text:list-item>
          <text:p text:style-name="P15">Archive projects to long-term digital tape storage for future retrieval</text:p>
        </text:list-item>
      </text:list>
      <text:p text:style-name="P16"/>
      <text:p text:style-name="P9"><text:span text:style-name="T14">Dec 2008 – Aug 2014<text:tab/></text:span><text:span text:style-name="T18">Senior </text:span><text:span text:style-name="T14">Editor, Republic Productions Ltd</text:span></text:p>
      <text:p text:style-name="P10"><text:span text:style-name="T1"/></text:p>
      <text:p text:style-name="P17"><text:span text:style-name="T1">Republic Productions produced high quality videos primarily for the private sector. I had responsibility over </text:span><text:span text:style-name="T9">all aspects of post-production, and also managed and mentored a junior editor.</text:span></text:p>
      <text:p text:style-name="P12">Key Responsibilities:</text:p>
      <text:list text:continue-numbering="true" text:style-name="WWNum1">
        <text:list-item>
          <text:p text:style-name="P18">All technical and aesthetic aspects of video editing</text:p>
        </text:list-item>
        <text:list-item>
          <text:p text:style-name="P13"><text:span text:style-name="T19">Manag</text:span><text:span text:style-name="T20">ing</text:span><text:span text:style-name="T19"> a small post-production team </text:span></text:p>
        </text:list-item>
        <text:list-item>
          <text:p text:style-name="P15">IT support, included maintenance of software and hardware</text:p>
        </text:list-item>
      </text:list>
      <text:p text:style-name="P19"/>
      <text:p text:style-name="P20"/>
      <text:p text:style-name="P21" loext:marker-style-name="T14"><text:span text:style-name="T14">Feb 2002 – Jan 2008<text:tab/><text:tab/>Freelance</text:span></text:p>
      <text:p text:style-name="Standard" loext:marker-style-name="T14"><text:span text:style-name="T14"><text:tab/><text:tab/><text:tab/><text:tab/>Director/ Producer</text:span></text:p>
      <text:p text:style-name="Standard" loext:marker-style-name="T14"><text:span text:style-name="T14"/></text:p>
      <text:p text:style-name="P22">I was a freelance director and producer.</text:p>
      <text:p text:style-name="Standard" loext:marker-style-name="T1"><text:span text:style-name="T1">Key responsibilities:</text:span><text:span text:style-name="T1"/></text:p>
      <text:list text:continue-numbering="true" text:style-name="WWNum1">
        <text:list-item>
          <text:p text:style-name="P23" loext:marker-style-name="T1"><text:span text:style-name="T1">Directing, </text:span><text:span text:style-name="T17">shooting </text:span><text:span text:style-name="T1">and editing </text:span><text:span text:style-name="T17">a variety of </text:span><text:span text:style-name="T1">projects</text:span></text:p>
        </text:list-item>
        <text:list-item>
          <text:p text:style-name="P23" loext:marker-style-name="T1"><text:span text:style-name="T17">C</text:span><text:span text:style-name="T1">ommunicating with end-user clients of all levels</text:span></text:p>
        </text:list-item>
      </text:list>
      <text:p text:style-name="P24"/>
      <text:p text:style-name="Standard" loext:marker-style-name="T14"><text:span text:style-name="T14">Jan 2000 – Dec 2001<text:tab/><text:tab/>Agilent Technologies GmbH</text:span><text:span text:style-name="T14"/></text:p>
      <text:p text:style-name="Standard" loext:marker-style-name="T14"><text:span text:style-name="T14"><text:tab/><text:tab/><text:tab/><text:tab/>Software Developer</text:span><text:span text:style-name="T14"/></text:p>
      <text:p text:style-name="P25" loext:marker-style-name="T1"/>
      <text:p text:style-name="P22">I relocated to Stuttgart, Germany for a position with Agilent Technologies, recently spun-off from Hewlett-Packard.</text:p>
      <text:p text:style-name="Standard" loext:marker-style-name="T1"><text:span text:style-name="T1">Key responsibilities:</text:span><text:span text:style-name="T1"/></text:p>
      <text:list text:continue-numbering="true" text:style-name="WWNum1">
        <text:list-item>
          <text:p text:style-name="P23" loext:marker-style-name="T1"><text:span text:style-name="T1">Software development of an in-house, Oracle-based payroll system</text:span><text:span text:style-name="T1"/></text:p>
        </text:list-item>
        <text:list-item>
          <text:p text:style-name="P26" loext:marker-style-name="T1"><text:span text:style-name="T1">Developing and debugging ASP/JavaScript/PL-SQL </text:span><text:span text:style-name="T21">web application</text:span></text:p>
        </text:list-item>
      </text:list>
      <text:h text:style-name="P27" text:outline-level="2">EDUCATION<text:span text:style-name="T22"> </text:span>AND<text:span text:style-name="T22"> </text:span>QUALIFICATIONS<draw:rect text:anchor-type="as-char" draw:z-index="2" draw:name="Shape5" draw:style-name="gr3" draw:text-style-name="P4" svg:width="15.911cm" svg:height="0.003cm"><text:p/></draw:rect></text:h>
      <text:p text:style-name="P28" loext:marker-style-name="T1"><text:bookmark text:name="_30j0zll"/><text:span text:style-name="T1">1998 – 1999 <text:tab/><text:tab/><text:tab/>Glasgow University</text:span></text:p>
      <text:p text:style-name="P28" loext:marker-style-name="T1"><text:span text:style-name="T1"><text:tab/><text:tab/><text:tab/><text:tab/>Information Technology Postgraduate Diploma</text:span></text:p>
      <text:p text:style-name="P29" loext:marker-style-name="T1"/>
      <text:p text:style-name="P28" loext:marker-style-name="T1"><text:span text:style-name="T1">1992 - 1996<text:tab/><text:tab/><text:tab/>Glasgow University</text:span></text:p>
      <text:p text:style-name="P28" loext:marker-style-name="T1"><text:span text:style-name="T1"><text:tab/><text:tab/><text:tab/><text:tab/>MA Philosophy 2:1</text:span></text:p>
      <text:p text:style-name="P29" loext:marker-style-name="T1"/>
      <text:p text:style-name="P28" loext:marker-style-name="T1"><text:span text:style-name="T1">1986 - 1992<text:tab/><text:tab/><text:tab/>St Andrews Higher School</text:span></text:p>
      <text:p text:style-name="P30" loext:marker-style-name="T1"><text:span text:style-name="T1"><text:tab/><text:tab/><text:tab/><text:tab/>5 Highers, 1 Certificate of Sixth Year Studies</text:span></text:p>
      <text:h text:style-name="Heading_20_2" text:outline-level="2">VOLUNTARY WORK AND OTHER INFORMATION</text:h>
      <text:p text:style-name="P31" loext:marker-style-name="T1"><draw:rect text:anchor-type="as-char" draw:z-index="3" draw:name="Shape7" draw:style-name="gr3" draw:text-style-name="P4" svg:width="15.911cm" svg:height="0.003cm"><text:p/></draw:rect></text:p>
      <text:p text:style-name="P31" loext:marker-style-name="T14"><text:span text:style-name="T14">2004 - 2005 <text:tab/><text:tab/><text:tab/>Glasgow Media Access Centre<text:tab/></text:span></text:p>
      <text:p text:style-name="P31" loext:marker-style-name="T14"><text:span text:style-name="T14"><text:tab/><text:tab/><text:tab/><text:tab/>Volunteer <text:tab/></text:span></text:p>
      <text:p text:style-name="P32" loext:marker-style-name="T1"/>
      <text:p text:style-name="P33"><text:span text:style-name="T23">At the time of my volunteering, </text:span>Glasgow Media Access Centre <text:span text:style-name="T23">was</text:span> a charity organisation <text:span text:style-name="T23">focussed on </text:span>providing easy access to high quality film-making equipment at a time when access to such equipment was prohibitively expensive. I was responsible for checking equipment before and after hires, converting members' videos between various formats (DV, BetaSP, etc), general maintenance of the equipment, and I helped organise and run their popular monthly event, Cafe Flicker, where members showed their most recent work. 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</meta:editing-cycles>
    <meta:creation-date>2019-04-22T12:44:00</meta:creation-date>
    <dc:date>2025-01-01T14:42:16.340000000</dc:date>
    <meta:editing-duration>PT1H44M48S</meta:editing-duration>
    <meta:generator>LibreOffice/24.8.4.2$Windows_X86_64 LibreOffice_project/bb3cfa12c7b1bf994ecc5649a80400d06cd71002</meta:generator>
    <meta:document-statistic meta:table-count="0" meta:image-count="0" meta:object-count="0" meta:page-count="2" meta:paragraph-count="46" meta:word-count="567" meta:character-count="3929" meta:non-whitespace-character-count="3364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